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269cm" fo:break-before="auto" style:use-optimal-row-height="true"/>
    </style:style>
    <style:style style:name="ro21" style:family="table-row">
      <style:table-row-properties style:row-height="2.646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text:span><text:span text:style-name="T31">=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text:span><text:span text:style-name="T32">(not(</text:span><text:span text:style-name="T33">//cac:TaxCategory/cbc:ID[normalize-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not(exists(//cac:TaxCategory[</text:span><text:span text:style-name="T35">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Z-08</text:p>
          </table:table-cell>
          <table:table-cell table:style-name="ce50"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1"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text:span><text:span text:style-name="T39">(not(</text:span><text:span text:style-name="T15">//cac:TaxCategory/cbc:ID[normalize-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3</text:p>
          </table:table-cell>
          <table:table-cell table:style-name="ce52"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8">
          <table:table-cell office:value-type="string">
            <text:p>model</text:p>
          </table:table-cell>
          <table:table-cell table:style-name="ce4" office:value-type="string">
            <text:p>BR-E-08</text:p>
          </table:table-cell>
          <table:table-cell table:style-name="ce50"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AE-08</text:p>
          </table:table-cell>
          <table:table-cell table:style-name="ce50"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3</text:p>
          </table:table-cell>
          <table:table-cell table:style-name="ce52"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4</text:p>
          </table:table-cell>
          <table:table-cell table:style-name="ce52"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IC-08</text:p>
          </table:table-cell>
          <table:table-cell table:style-name="ce50"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1"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text:span><text:span text:style-name="T39">(not(</text:span><text:span text:style-name="T15">//cac:TaxCategory/cbc:ID[normalize-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G-08</text:p>
          </table:table-cell>
          <table:table-cell table:style-name="ce50"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text:span><text:span text:style-name="T32">(not(</text:span><text:span text:style-name="T33">//cac:TaxCategory/cbc:ID[normalize-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8">
          <table:table-cell office:value-type="string">
            <text:p>model</text:p>
          </table:table-cell>
          <table:table-cell table:style-name="ce4" office:value-type="string">
            <text:p>BR-O-08</text:p>
          </table:table-cell>
          <table:table-cell table:style-name="ce50"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L-01</text:p>
          </table:table-cell>
          <table:table-cell table:style-name="ce50"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gt; 0 and count(cac:TaxTotal/cac:TaxSubtotal/cac:TaxCategory[cbc:ID = 'L']) &gt; 0) <text:s/>or </text:span><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 0 and count(cac:TaxTotal/cac:TaxSubtotal/cac:TaxCategory[</text:span><text:span text:style-name="T19">normalize-space(</text:span><text:span text:style-name="T18">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L-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text:span><text:span text:style-name="T31">=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M-01</text:p>
          </table:table-cell>
          <table:table-cell table:style-name="ce50"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text:span><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 0 and count(cac:TaxTotal/cac:TaxSubtotal/cac:TaxCategory[</text:span><text:span text:style-name="T40">normalize-space(</text:span><text:span text:style-name="T18">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M-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text:span><text:span text:style-name="T31">=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K']</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cac:InvoiceLine/cac:Item/cac:ClassifiedTaxCategory[normalize-space(cbc:ID) = 'K'] | cac:CreditNoteLine/cac:Item/cac:ClassifiedTaxCategory[normalize-space(cbc:ID) = 'K']</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K']</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26/01/2017</text:date>, <text:time>17:02:3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26T17:02:33</dc:date>
    <dc:creator>Oriol Bausà</dc:creator>
    <meta:editing-duration>P36DT17H59M38S</meta:editing-duration>
    <meta:editing-cycles>370</meta:editing-cycles>
    <meta:document-statistic meta:table-count="3" meta:cell-count="1712" meta:object-count="0"/>
  </office:meta>
</office:document-meta>
</file>